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79575738806581553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058760828531365014"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488468427868193215"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47912928427342001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631645271801469678"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01878569659789912"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4618247204432445328"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5046580357171217133"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4836598" text:continue-list="list4618247204432445328"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208607968027818587"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822927"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832724"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4843350"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4836181"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824448"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133198106094147250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5910989977636879705"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632444543373774384"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853190"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711042561354434808"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38751080590182618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49567202870289588" text:style-name="L15">
        <text:list-item>
          <text:list>
            <text:list-header>
              <text:p text:style-name="P172">1.5 miles averaging about 9:40/mile and rest 1 min</text:p>
            </text:list-header>
          </text:list>
        </text:list-item>
      </text:list>
      <text:p text:style-name="P23">1 mile in 8:26 and rest 2 min</text:p>
      <text:list xml:id="list739220856732445201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298957513769943620"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826973"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578461741677822928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97198839716393727"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66032981746728319"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4851287" text:continue-list="list897198839716393727" text:style-name="L19">
        <text:list-item>
          <text:list>
            <text:list-header>
              <text:p text:style-name="P176">(Pace*HR)=1240</text:p>
            </text:list-header>
          </text:list>
        </text:list-item>
      </text:list>
      <text:list xml:id="list34844901" text:continue-list="list5784617416778229281" text:style-name="L18">
        <text:list-item>
          <text:list>
            <text:list-header>
              <text:p text:style-name="P175">2 miles at 10:46/mile Ave HR= 121 bpm and rest a few minutes</text:p>
            </text:list-header>
          </text:list>
        </text:list-item>
      </text:list>
      <text:list xml:id="list34839488" text:continue-list="list3485128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484655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828660530745665098"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52972165594105286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2403193286888096058"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730812022707474995"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12523081691572055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244055272988181831"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4823059"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842660"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813177092397696730"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21571918660294821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837899800571909099"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75257801882065370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5861916008336619857"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460112381482170582" text:style-name="L32">
        <text:list-item>
          <text:list>
            <text:list-header>
              <text:p text:style-name="P186">0.25 miles in 2:54</text:p>
              <text:p text:style-name="P186">1 mile in 9:21 going faster as I ran and ending at around 8:30 pace</text:p>
            </text:list-header>
          </text:list>
        </text:list-item>
      </text:list>
      <text:list xml:id="list2552117204512086868"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1705485816864631476"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10"/>
      <text:p text:style-name="P10">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text:soft-page-break/>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2">Splits: 8:33, 8:47, 8:50, 9:25, 8:08</text:span></text:p>
      <text:p text:style-name="P15"/>
      <text:list xml:id="list5996751982360846990" text:style-name="L35">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14"/>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21T14:59:09.66</dc:date>
    <dc:creator>James Lombardi</dc:creator>
    <meta:editing-duration>P21DT6H56M57S</meta:editing-duration>
    <meta:editing-cycles>1736</meta:editing-cycles>
    <meta:generator>OpenOffice/4.1.2$Win32 OpenOffice.org_project/412m3$Build-9782</meta:generator>
    <meta:document-statistic meta:table-count="0" meta:image-count="9" meta:object-count="0" meta:page-count="177" meta:paragraph-count="5081" meta:word-count="55185" meta:character-count="282846"/>
  </office:meta>
</office:document-meta>
</file>